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81cm"/>
    </style:style>
    <style:style style:name="Table1.B" style:family="table-column">
      <style:table-column-properties style:column-width="3.17cm"/>
    </style:style>
    <style:style style:name="Table1.C" style:family="table-column">
      <style:table-column-properties style:column-width="10.4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ad56"/>
    </style:style>
    <style:style style:name="T6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">TECLA</text:span></text:span><text:span text:style-name="T3"> UTILIZADOS PELA</text:span><text:span text:style-name="T2"> MINILIBX </text:span><text:span text:style-name="T3">PARA IDENTIFICAR EVENTOS DE TECLADO.</text:span><text:span text:style-name="T4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Tecla</text:span></text:p>
            </table:table-cell>
            <table:table-cell table:style-name="Table1.A1" office:value-type="string">
              <text:p text:style-name="Table_20_Heading"><text:span text:style-name="Strong_20_Emphasis">Valor (MiniLibX)</text:span></text:p>
            </table:table-cell>
            <table:table-cell table:style-name="Table1.A1" office:value-type="string">
              <text:p text:style-name="Table_20_Heading"><text:span text:style-name="Strong_20_Emphasis">Descrição Abreviada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SC</text:span></text:p>
          </table:table-cell>
          <table:table-cell table:style-name="Table1.A1" office:value-type="string">
            <text:p text:style-name="Table_20_Contents">53</text:p>
          </table:table-cell>
          <table:table-cell table:style-name="Table1.A1" office:value-type="string">
            <text:p text:style-name="Table_20_Contents">Fecha a janela e encerra o progra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</text:span>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Move o personagem para ci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</text:span>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Move o personagem para a esquerd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</text:span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ove o personagem para baix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</text:span>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Move o personagem para a direit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cima</text:span></text:p>
          </table:table-cell>
          <table:table-cell table:style-name="Table1.A1" office:value-type="string">
            <text:p text:style-name="Table_20_Contents">126</text:p>
          </table:table-cell>
          <table:table-cell table:style-name="Table1.A1" office:value-type="string">
            <text:p text:style-name="Table_20_Contents">Move o personagem para cima (alternativa ao "W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baixo</text:span></text:p>
          </table:table-cell>
          <table:table-cell table:style-name="Table1.A1" office:value-type="string">
            <text:p text:style-name="Table_20_Contents">125</text:p>
          </table:table-cell>
          <table:table-cell table:style-name="Table1.A1" office:value-type="string">
            <text:p text:style-name="Table_20_Contents">Move o personagem para baixo (alternativa ao "S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esquerda</text:span>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Move o personagem para a esquerda (alternativa ao "A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direita</text:span></text:p>
          </table:table-cell>
          <table:table-cell table:style-name="Table1.A1" office:value-type="string">
            <text:p text:style-name="Table_20_Contents">124</text:p>
          </table:table-cell>
          <table:table-cell table:style-name="Table1.A1" office:value-type="string">
            <text:p text:style-name="Table_20_Contents">Move o personagem para a direita (alternativa ao "D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cla Espaço</text:span></text:p>
          </table:table-cell>
          <table:table-cell table:style-name="Table1.A1" office:value-type="string">
            <text:p text:style-name="Table_20_Contents">49</text:p>
          </table:table-cell>
          <table:table-cell table:style-name="Table1.A1" office:value-type="string">
            <text:p text:style-name="Table_20_Contents">Pode ser usada como uma ação especial no jogo (por exemplo, pular).</text:p>
          </table:table-cell>
        </table:table-row>
      </table:table>
      <text:p text:style-name="Text_20_body"/>
      <text:h text:style-name="Heading_20_3" text:outline-level="3"><text:span text:style-name="Source_20_Text">TILE_SIZE</text:span></text:h>
      <text:list xml:id="list1166842784" text:style-name="L1">
        <text:list-item>
          <text:p text:style-name="P1"><text:span text:style-name="Strong_20_Emphasis">Descrição</text:span>: Define o tamanho de cada sprite no jogo. Um sprite é uma imagem ou textura usada para representar elementos visuais, como o personagem, paredes ou objetos.</text:p>
        </text:list-item>
        <text:list-item>
          <text:p text:style-name="P1"><text:span text:style-name="Strong_20_Emphasis">Valor</text:span>: <text:span text:style-name="Source_20_Text">64</text:span> pixels.</text:p>
        </text:list-item>
        <text:list-item>
          <text:p text:style-name="P1"><text:span text:style-name="Strong_20_Emphasis">Uso</text:span>: Indica que cada tile (unidade do mapa) terá 64x64 pixels. Isso ajuda a uniformizar o tamanho dos elementos gráficos no jogo.</text:p>
        </text:list-item>
      </text:list>
      <text:h text:style-name="Heading_20_3" text:outline-level="3"><text:span text:style-name="Source_20_Text">KEY_ESC</text:span></text:h>
      <text:list xml:id="list56627254" text:style-name="L2">
        <text:list-item>
          <text:p text:style-name="P2"><text:span text:style-name="Strong_20_Emphasis">Descrição</text:span>: Representa a tecla "ESC" no teclado.</text:p>
        </text:list-item>
        <text:list-item>
          <text:p text:style-name="P2"><text:span text:style-name="Strong_20_Emphasis">Valor</text:span>: <text:span text:style-name="Source_20_Text">53</text:span>, que é o código da tecla no sistema de eventos do MiniLibX.</text:p>
        </text:list-item>
        <text:list-item>
          <text:p text:style-name="P2"><text:span text:style-name="Strong_20_Emphasis">Uso</text:span>: Será usado para encerrar o jogo e fechar a janela quando o jogador pressionar ESC.</text:p>
        </text:list-item>
      </text:list>
      <text:h text:style-name="Heading_20_3" text:outline-level="3"><text:span text:style-name="Source_20_Text">KEY_A</text:span></text:h>
      <text:list xml:id="list4033100804" text:style-name="L3">
        <text:list-item>
          <text:p text:style-name="P3"><text:span text:style-name="Strong_20_Emphasis">Descrição</text:span>: Representa a tecla "A", utilizada para mover o personagem <text:span text:style-name="Strong_20_Emphasis">para a esquerda</text:span> no mapa.</text:p>
        </text:list-item>
        <text:list-item>
          <text:p text:style-name="P3"><text:span text:style-name="Strong_20_Emphasis">Valor</text:span>: <text:span text:style-name="Source_20_Text">0</text:span>, que é o código da tecla correspondente.</text:p>
        </text:list-item>
        <text:list-item>
          <text:p text:style-name="P3"><text:span text:style-name="Strong_20_Emphasis">Uso</text:span>: Ajuda na interação com o mapa ao permitir movimentação horizontal.</text:p>
        </text:list-item>
      </text:list>
      <text:p text:style-name="Standard"/>
      <text:h text:style-name="Heading_20_3" text:outline-level="3"><text:span text:style-name="Source_20_Text">KEY_S</text:span></text:h>
      <text:list xml:id="list2145326021" text:style-name="L4">
        <text:list-item>
          <text:p text:style-name="P4"><text:span text:style-name="Strong_20_Emphasis">Descrição</text:span>: Representa a tecla "S", utilizada para mover o personagem <text:span text:style-name="Strong_20_Emphasis">para baixo</text:span> no mapa.</text:p>
        </text:list-item>
        <text:list-item>
          <text:p text:style-name="P4"><text:span text:style-name="Strong_20_Emphasis">Valor</text:span>: <text:span text:style-name="Source_20_Text">1</text:span>, que é o código da tecla correspondente.</text:p>
        </text:list-item>
        <text:list-item>
          <text:p text:style-name="P4"><text:span text:style-name="Strong_20_Emphasis">Uso</text:span>: Implementado para permitir deslocamento vertical no jogo.</text:p>
        </text:list-item>
      </text:list>
      <text:h text:style-name="Heading_20_3" text:outline-level="3"><text:soft-page-break/><text:span text:style-name="Source_20_Text">KEY_D</text:span></text:h>
      <text:list xml:id="list3813427890" text:style-name="L5">
        <text:list-item>
          <text:p text:style-name="P5"><text:span text:style-name="Strong_20_Emphasis">Descrição</text:span>: Representa a tecla "D", utilizada para mover o personagem <text:span text:style-name="Strong_20_Emphasis">para a direita</text:span> no mapa.</text:p>
        </text:list-item>
        <text:list-item>
          <text:p text:style-name="P5"><text:span text:style-name="Strong_20_Emphasis">Valor</text:span>: <text:span text:style-name="Source_20_Text">2</text:span>, que é o código da tecla correspondente.</text:p>
        </text:list-item>
        <text:list-item>
          <text:p text:style-name="P5"><text:span text:style-name="Strong_20_Emphasis">Uso</text:span>: Completa a movimentação horizontal do personagem.</text:p>
        </text:list-item>
      </text:list>
      <text:p text:style-name="Standard"/>
      <text:p text:style-name="Standard"/>
      <text:p text:style-name="Text_20_body">O campo <text:span text:style-name="T1">**</text:span><text:span text:style-name="Source_20_Text"><text:span text:style-name="T1">map</text:span></text:span> na sua estrutura representa o <text:span text:style-name="Strong_20_Emphasis">layout do mapa do jogo</text:span> em forma de uma matriz bidimensional de caracteres (<text:span text:style-name="Source_20_Text">char **map</text:span>). Cada elemento dessa matriz corresponde a um "tile" no mapa, e o conteúdo de cada posição define o tipo de elemento presente em cada parte do jogo, como paredes, chão, colecionáveis, etc.</text:p>
      <text:h text:style-name="Heading_20_3" text:outline-level="3">Como <text:span text:style-name="Source_20_Text">map</text:span> funciona no jogo:</text:h>
      <text:list xml:id="list2327440012" text:style-name="L7">
        <text:list-item>
          <text:p text:style-name="P6"><text:span text:style-name="Strong_20_Emphasis">Estrutura do Mapa</text:span>:</text:p>
          <text:list>
            <text:list-item>
              <text:p text:style-name="P6">O <text:span text:style-name="Source_20_Text">map</text:span> é carregado a partir de um arquivo <text:span text:style-name="Source_20_Text">.ber</text:span> contendo a descrição do mapa do jogo.</text:p>
            </text:list-item>
            <text:list-item>
              <text:p text:style-name="P6">Cada caractere no arquivo representa um elemento do jogo:</text:p>
              <text:list>
                <text:list-item>
                  <text:p text:style-name="P6"><text:span text:style-name="Source_20_Text">'1'</text:span>: Uma parede (o personagem não pode atravessá-la).</text:p>
                </text:list-item>
                <text:list-item>
                  <text:p text:style-name="P6"><text:span text:style-name="Source_20_Text">'0'</text:span>: Um espaço vazio (onde o jogador pode se mover livremente).</text:p>
                </text:list-item>
                <text:list-item>
                  <text:p text:style-name="P6"><text:span text:style-name="Source_20_Text">'C'</text:span>: Um objeto colecionável.</text:p>
                </text:list-item>
                <text:list-item>
                  <text:p text:style-name="P6"><text:span text:style-name="Source_20_Text">'P'</text:span>: A posição inicial do personagem.</text:p>
                </text:list-item>
                <text:list-item>
                  <text:p text:style-name="P6"><text:span text:style-name="Source_20_Text">'E'</text:span>: A saída para terminar o jogo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21:02:48.809778694</meta:creation-date>
    <dc:date>2025-04-07T13:54:27.303445621</dc:date>
    <meta:editing-duration>PT27M37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2" meta:paragraph-count="64" meta:word-count="457" meta:character-count="2541" meta:non-whitespace-character-count="2170"/>
  </office:meta>
</office:document-meta>
</file>